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0D00000142A2EFB20D6026FFD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18.999cm" svg:height="7.832cm" svg:x="1.001cm" svg:y="0.5cm">
          <draw:image xlink:href="Pictures/100000010000030D00000142A2EFB20D6026FFD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3T11:50:40.132000000</meta:creation-date>
    <dc:date>2024-10-03T11:51:12.531000000</dc:date>
    <meta:editing-duration>PT33S</meta:editing-duration>
    <meta:editing-cycles>1</meta:editing-cycles>
    <meta:generator>LibreOffice/7.6.2.1$Windows_X86_64 LibreOffice_project/56f7684011345957bbf33a7ee678afaf4d2ba333</meta:generator>
    <meta:document-statistic meta:object-count="1"/>
  </office:meta>
</office:document-meta>
</file>